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line-height="200%"/>
      <style:text-properties fo:font-size="20pt" fo:font-weight="bold" officeooo:rsid="001225b6" officeooo:paragraph-rsid="001225b6" style:font-size-asian="17.5pt" style:font-weight-asian="bold" style:font-size-complex="20pt" style:font-weight-complex="bold"/>
    </style:style>
    <style:style style:name="P2" style:family="paragraph" style:parent-style-name="Standard">
      <style:paragraph-properties fo:line-height="200%"/>
      <style:text-properties fo:font-size="20pt" fo:font-weight="bold" officeooo:rsid="001345e3" officeooo:paragraph-rsid="001345e3" style:font-size-asian="17.5pt" style:font-weight-asian="bold" style:font-size-complex="20pt" style:font-weight-complex="bold"/>
    </style:style>
    <style:style style:name="P3" style:family="paragraph" style:parent-style-name="Standard">
      <style:paragraph-properties fo:line-height="200%"/>
      <style:text-properties fo:font-size="20pt" fo:font-weight="bold" officeooo:rsid="00144b13" officeooo:paragraph-rsid="00144b13" style:font-size-asian="17.5pt" style:font-weight-asian="bold" style:font-size-complex="20pt" style:font-weight-complex="bold"/>
    </style:style>
    <style:style style:name="P4" style:family="paragraph" style:parent-style-name="Standard">
      <style:paragraph-properties fo:line-height="200%"/>
      <style:text-properties fo:font-size="20pt" fo:font-weight="bold" officeooo:rsid="001599a1" officeooo:paragraph-rsid="001599a1" style:font-size-asian="17.5pt" style:font-weight-asian="bold" style:font-size-complex="20pt" style:font-weight-complex="bold"/>
    </style:style>
    <style:style style:name="P5" style:family="paragraph" style:parent-style-name="Standard" style:list-style-name="L2">
      <style:paragraph-properties fo:line-height="200%"/>
      <style:text-properties fo:font-size="12pt" fo:font-weight="normal" officeooo:rsid="001225b6" officeooo:paragraph-rsid="001225b6" style:font-size-asian="10.5pt" style:font-weight-asian="normal" style:font-size-complex="12pt" style:font-weight-complex="normal"/>
    </style:style>
    <style:style style:name="P6" style:family="paragraph" style:parent-style-name="Standard" style:list-style-name="L3">
      <style:paragraph-properties fo:line-height="200%"/>
      <style:text-properties fo:font-size="12pt" fo:font-weight="normal" officeooo:rsid="001225b6" officeooo:paragraph-rsid="001225b6" style:font-size-asian="10.5pt" style:font-weight-asian="normal" style:font-size-complex="12pt" style:font-weight-complex="normal"/>
    </style:style>
    <style:style style:name="P7" style:family="paragraph" style:parent-style-name="Standard" style:list-style-name="L2">
      <style:paragraph-properties fo:line-height="200%"/>
      <style:text-properties fo:font-size="12pt" fo:font-weight="normal" officeooo:rsid="0012e405" officeooo:paragraph-rsid="0012e405" style:font-size-asian="10.5pt" style:font-weight-asian="normal" style:font-size-complex="12pt" style:font-weight-complex="normal"/>
    </style:style>
    <style:style style:name="P8" style:family="paragraph" style:parent-style-name="Standard" style:list-style-name="L3">
      <style:paragraph-properties fo:line-height="200%"/>
      <style:text-properties fo:font-size="12pt" fo:font-weight="normal" officeooo:rsid="0012ed22" officeooo:paragraph-rsid="0012ed22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line-height="200%"/>
      <style:text-properties fo:font-size="12pt" fo:font-weight="normal" officeooo:rsid="001345e3" officeooo:paragraph-rsid="001345e3" style:font-size-asian="10.5pt" style:font-weight-asian="normal" style:font-size-complex="12pt" style:font-weight-complex="normal"/>
    </style:style>
    <style:style style:name="P10" style:family="paragraph" style:parent-style-name="Standard" style:list-style-name="L5">
      <style:paragraph-properties fo:line-height="200%"/>
      <style:text-properties fo:font-size="12pt" fo:font-weight="normal" officeooo:rsid="00144b13" officeooo:paragraph-rsid="00144b13" style:font-size-asian="10.5pt" style:font-weight-asian="normal" style:font-size-complex="12pt" style:font-weight-complex="normal"/>
    </style:style>
    <style:style style:name="P11" style:family="paragraph" style:parent-style-name="Standard" style:list-style-name="L6">
      <style:paragraph-properties fo:line-height="200%"/>
      <style:text-properties fo:font-size="12pt" fo:font-weight="normal" officeooo:rsid="00144b13" officeooo:paragraph-rsid="00144b13" style:font-size-asian="10.5pt" style:font-weight-asian="normal" style:font-size-complex="12pt" style:font-weight-complex="normal"/>
    </style:style>
    <style:style style:name="P12" style:family="paragraph" style:parent-style-name="Standard" style:list-style-name="L2">
      <style:paragraph-properties fo:line-height="200%"/>
      <style:text-properties fo:font-size="12pt" fo:font-weight="normal" officeooo:rsid="00144b13" officeooo:paragraph-rsid="00144b13" style:font-size-asian="10.5pt" style:font-weight-asian="normal" style:font-size-complex="12pt" style:font-weight-complex="normal"/>
    </style:style>
    <style:style style:name="P13" style:family="paragraph" style:parent-style-name="Standard" style:list-style-name="L6">
      <style:paragraph-properties fo:line-height="200%"/>
      <style:text-properties fo:font-size="12pt" fo:font-weight="normal" officeooo:rsid="00155e8a" officeooo:paragraph-rsid="00155e8a" style:font-size-asian="10.5pt" style:font-weight-asian="normal" style:font-size-complex="12pt" style:font-weight-complex="normal"/>
    </style:style>
    <style:style style:name="P14" style:family="paragraph" style:parent-style-name="Standard" style:list-style-name="L7">
      <style:paragraph-properties fo:line-height="200%"/>
      <style:text-properties fo:font-size="12pt" fo:font-weight="normal" officeooo:rsid="001599a1" officeooo:paragraph-rsid="001599a1" style:font-size-asian="10.5pt" style:font-weight-asian="normal" style:font-size-complex="12pt" style:font-weight-complex="normal"/>
    </style:style>
    <style:style style:name="P15" style:family="paragraph" style:parent-style-name="Standard" style:list-style-name="L6">
      <style:paragraph-properties fo:line-height="200%"/>
      <style:text-properties fo:font-size="12pt" fo:font-weight="normal" officeooo:rsid="0016adfd" officeooo:paragraph-rsid="0016adfd" style:font-size-asian="10.5pt" style:font-weight-asian="normal" style:font-size-complex="12pt" style:font-weight-complex="normal"/>
    </style:style>
    <style:style style:name="T1" style:family="text">
      <style:text-properties officeooo:rsid="0015ad50"/>
    </style:style>
    <style:style style:name="T2" style:family="text">
      <style:text-properties officeooo:rsid="0017307f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What this program will do</text:p>
      <text:p text:style-name="P9"><text:tab/>This program will begin by storing a scripture and it’s reference input by the user. Once it has been stored, the scripture will display on screen. </text:p>
      <text:p text:style-name="P1">Program Inputs</text:p>
      <text:list xml:id="list3565616972" text:style-name="L2">
        <text:list-item>
          <text:p text:style-name="P5">string Scripture</text:p>
        </text:list-item>
        <text:list-item>
          <text:p text:style-name="P12">string Book</text:p>
        </text:list-item>
        <text:list-item>
          <text:p text:style-name="P5">string Chapter</text:p>
        </text:list-item>
        <text:list-item>
          <text:p text:style-name="P5">string Verses</text:p>
        </text:list-item>
        <text:list-item>
          <text:p text:style-name="P7">string UserOption</text:p>
        </text:list-item>
      </text:list>
      <text:p text:style-name="P1">Program Outputs</text:p>
      <text:list text:style-name="L3">
        <text:list-item>
          <text:p text:style-name="P6">Scripture</text:p>
        </text:list-item>
        <text:list-item>
          <text:p text:style-name="P8">Scripture (With missing words)</text:p>
        </text:list-item>
      </text:list>
      <text:p text:style-name="P2">How the program will end</text:p>
      <text:p text:style-name="P9"><text:tab/>This program can end in one of two ways: typing “quit” and pressing enter, or running the program until all words in the scripture reference have been blanked out.</text:p>
      <text:p text:style-name="P3">Class Attributes</text:p>
      <text:list xml:id="list3213434744" text:style-name="L5">
        <text:list-item>
          <text:p text:style-name="P10">Scripture</text:p>
          <text:list>
            <text:list-item>
              <text:p text:style-name="P10">Reference Scripture1</text:p>
            </text:list-item>
            <text:list-item>
              <text:p text:style-name="P10">list Words</text:p>
            </text:list-item>
          </text:list>
        </text:list-item>
        <text:list-item>
          <text:p text:style-name="P10">Reference</text:p>
          <text:list>
            <text:list-item>
              <text:p text:style-name="P10">string Book</text:p>
            </text:list-item>
            <text:list-item>
              <text:p text:style-name="P10"><text:soft-page-break/>string Chapter</text:p>
            </text:list-item>
            <text:list-item>
              <text:p text:style-name="P10">string Verses</text:p>
            </text:list-item>
          </text:list>
        </text:list-item>
        <text:list-item>
          <text:p text:style-name="P10">Word</text:p>
          <text:list>
            <text:list-item>
              <text:p text:style-name="P10">bool Hidden</text:p>
            </text:list-item>
            <text:list-item>
              <text:p text:style-name="P10">string Value</text:p>
            </text:list-item>
          </text:list>
        </text:list-item>
      </text:list>
      <text:p text:style-name="P3">Class Methods</text:p>
      <text:list xml:id="list1012338775" text:style-name="L6">
        <text:list-item>
          <text:p text:style-name="P11">Scripture</text:p>
          <text:list>
            <text:list-item>
              <text:p text:style-name="P11">GetReference();</text:p>
              <text:list>
                <text:list-item>
                  <text:p text:style-name="P15">Returns the scripture reference</text:p>
                </text:list-item>
              </text:list>
            </text:list-item>
            <text:list-item>
              <text:p text:style-name="P11">Display();</text:p>
              <text:list>
                <text:list-item>
                  <text:p text:style-name="P15">Displays the scripture reference and the scripture</text:p>
                </text:list-item>
              </text:list>
            </text:list-item>
            <text:list-item>
              <text:p text:style-name="P11">HideRandomWord<text:span text:style-name="T1">s</text:span>();</text:p>
              <text:list>
                <text:list-item>
                  <text:p text:style-name="P15">Changes the Hidden attribute of a random word to true</text:p>
                </text:list-item>
              </text:list>
            </text:list-item>
          </text:list>
        </text:list-item>
        <text:list-item>
          <text:p text:style-name="P11">Reference</text:p>
          <text:list>
            <text:list-item>
              <text:p text:style-name="P11">GetBook();</text:p>
              <text:list>
                <text:list-item>
                  <text:p text:style-name="P15">Returns Reference.Book</text:p>
                </text:list-item>
              </text:list>
            </text:list-item>
            <text:list-item>
              <text:p text:style-name="P11">GetChapter();</text:p>
              <text:list>
                <text:list-item>
                  <text:p text:style-name="P15">Returns Reference.Chapter</text:p>
                </text:list-item>
              </text:list>
            </text:list-item>
            <text:list-item>
              <text:p text:style-name="P11">GetVerses();</text:p>
              <text:list>
                <text:list-item>
                  <text:p text:style-name="P15">Returns Reference.Verses</text:p>
                </text:list-item>
              </text:list>
            </text:list-item>
          </text:list>
        </text:list-item>
        <text:list-item>
          <text:p text:style-name="P11">Word</text:p>
          <text:list>
            <text:list-item>
              <text:p text:style-name="P11">Hide();</text:p>
              <text:list>
                <text:list-item>
                  <text:p text:style-name="P15">Turns the Word.Hidden attribute to true</text:p>
                </text:list-item>
              </text:list>
            </text:list-item>
            <text:list-item>
              <text:p text:style-name="P13">GetText();</text:p>
              <text:list>
                <text:list-item>
                  <text:p text:style-name="P15"><text:soft-page-break/>Returns Word.Value</text:p>
                </text:list-item>
              </text:list>
            </text:list-item>
          </text:list>
        </text:list-item>
      </text:list>
      <text:p text:style-name="P4">Constructors</text:p>
      <text:list text:style-name="L7">
        <text:list-item>
          <text:p text:style-name="P14">Scripture</text:p>
          <text:list>
            <text:list-item>
              <text:p text:style-name="P14">Scripture Scripture1 = new Scripture(Reference, Verse);</text:p>
            </text:list-item>
          </text:list>
        </text:list-item>
        <text:list-item>
          <text:p text:style-name="P14">Reference</text:p>
          <text:list>
            <text:list-item>
              <text:p text:style-name="P14">Reference Reference1 = new Reference(Book, Chapter, Verses);</text:p>
            </text:list-item>
          </text:list>
        </text:list-item>
        <text:list-item>
          <text:p text:style-name="P14">Word</text:p>
          <text:list>
            <text:list-item>
              <text:p text:style-name="P14">Word word1 = new Word(<text:span text:style-name="T2">Value</text:span>);</text:p>
            </text:list-item>
          </text:list>
        </text:list-item>
      </text:list>
      <text:p text:style-name="P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1-19T07:52:00.330000000</meta:creation-date>
    <dc:date>2023-01-19T13:46:03.346000000</dc:date>
    <meta:editing-duration>PT5H54M1S</meta:editing-duration>
    <meta:editing-cycles>10</meta:editing-cycles>
    <meta:generator>LibreOffice/7.4.3.2$Windows_X86_64 LibreOffice_project/1048a8393ae2eeec98dff31b5c133c5f1d08b890</meta:generator>
    <meta:document-statistic meta:table-count="0" meta:image-count="0" meta:object-count="0" meta:page-count="3" meta:paragraph-count="51" meta:word-count="215" meta:character-count="1242" meta:non-whitespace-character-count="1117"/>
  </office:meta>
</office:document-meta>
</file>